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tyle="normal" officeooo:rsid="00244dc7" officeooo:paragraph-rsid="00244dc7" style:font-style-asian="normal" style:font-style-complex="normal"/>
    </style:style>
    <style:style style:name="P2" style:family="paragraph" style:parent-style-name="Standard">
      <style:paragraph-properties fo:text-align="justify" style:justify-single-word="false"/>
      <style:text-properties fo:font-style="normal" officeooo:rsid="002bb6dc" officeooo:paragraph-rsid="002bb6dc" style:font-style-asian="normal" style:font-style-complex="normal"/>
    </style:style>
    <style:style style:name="P3" style:family="paragraph" style:parent-style-name="Standard">
      <style:paragraph-properties fo:text-align="center" style:justify-single-word="false"/>
      <style:text-properties fo:font-style="normal" officeooo:rsid="002bb6dc" officeooo:paragraph-rsid="002bb6dc" style:font-style-asian="normal" style:font-style-complex="normal"/>
    </style:style>
    <style:style style:name="P4" style:family="paragraph" style:parent-style-name="Standard">
      <style:paragraph-properties fo:text-align="justify" style:justify-single-word="false"/>
      <style:text-properties officeooo:rsid="00193e6c" officeooo:paragraph-rsid="00193e6c"/>
    </style:style>
    <style:style style:name="P5" style:family="paragraph" style:parent-style-name="Standard">
      <style:paragraph-properties fo:text-align="justify" style:justify-single-word="false"/>
      <style:text-properties officeooo:rsid="00198e86" officeooo:paragraph-rsid="00198e86"/>
    </style:style>
    <style:style style:name="P6" style:family="paragraph" style:parent-style-name="Standard">
      <style:paragraph-properties fo:text-align="justify" style:justify-single-word="false"/>
      <style:text-properties officeooo:rsid="001ce3c0" officeooo:paragraph-rsid="001ce3c0"/>
    </style:style>
    <style:style style:name="P7" style:family="paragraph" style:parent-style-name="Standard">
      <style:paragraph-properties fo:text-align="justify" style:justify-single-word="false"/>
      <style:text-properties officeooo:rsid="001d41e2" officeooo:paragraph-rsid="001d41e2"/>
    </style:style>
    <style:style style:name="P8" style:family="paragraph" style:parent-style-name="Standard">
      <style:paragraph-properties fo:text-align="justify" style:justify-single-word="false"/>
      <style:text-properties officeooo:rsid="001dfbf7" officeooo:paragraph-rsid="001dfbf7"/>
    </style:style>
    <style:style style:name="P9" style:family="paragraph" style:parent-style-name="Standard">
      <style:paragraph-properties fo:text-align="justify" style:justify-single-word="false"/>
      <style:text-properties officeooo:rsid="002071d9" officeooo:paragraph-rsid="002071d9"/>
    </style:style>
    <style:style style:name="P10" style:family="paragraph" style:parent-style-name="Standard">
      <style:paragraph-properties fo:text-align="justify" style:justify-single-word="false"/>
      <style:text-properties officeooo:rsid="0022372e" officeooo:paragraph-rsid="00244dc7"/>
    </style:style>
    <style:style style:name="P11" style:family="paragraph" style:parent-style-name="Standard">
      <style:paragraph-properties fo:text-align="justify" style:justify-single-word="false"/>
      <style:text-properties officeooo:rsid="00274bf7" officeooo:paragraph-rsid="00274bf7"/>
    </style:style>
    <style:style style:name="P12" style:family="paragraph" style:parent-style-name="Standard">
      <style:paragraph-properties fo:text-align="center" style:justify-single-word="false"/>
      <style:text-properties officeooo:rsid="00274bf7" officeooo:paragraph-rsid="00274bf7"/>
    </style:style>
    <style:style style:name="P13" style:family="paragraph" style:parent-style-name="Standard">
      <style:paragraph-properties fo:text-align="justify" style:justify-single-word="false"/>
      <style:text-properties officeooo:rsid="0023f982" officeooo:paragraph-rsid="00244dc7"/>
    </style:style>
    <style:style style:name="P14" style:family="paragraph" style:parent-style-name="Standard">
      <style:paragraph-properties fo:text-align="justify" style:justify-single-word="false"/>
      <style:text-properties officeooo:rsid="002a41fa" officeooo:paragraph-rsid="002a41fa"/>
    </style:style>
    <style:style style:name="P15" style:family="paragraph" style:parent-style-name="Standard">
      <style:paragraph-properties fo:text-align="center" style:justify-single-word="false"/>
      <style:text-properties officeooo:rsid="002a41fa" officeooo:paragraph-rsid="002a41fa"/>
    </style:style>
    <style:style style:name="P16" style:family="paragraph" style:parent-style-name="Standard">
      <style:paragraph-properties fo:text-align="justify" style:justify-single-word="false"/>
      <style:text-properties officeooo:rsid="002b6b97" officeooo:paragraph-rsid="002b6b97"/>
    </style:style>
    <style:style style:name="P17" style:family="paragraph" style:parent-style-name="Standard">
      <style:paragraph-properties fo:text-align="center" style:justify-single-word="false"/>
      <style:text-properties officeooo:rsid="002b6b97" officeooo:paragraph-rsid="002b6b97"/>
    </style:style>
    <style:style style:name="P18" style:family="paragraph" style:parent-style-name="Standard">
      <style:paragraph-properties fo:text-align="justify" style:justify-single-word="false"/>
      <style:text-properties officeooo:rsid="002bb6dc" officeooo:paragraph-rsid="002bb6dc"/>
    </style:style>
    <style:style style:name="P19" style:family="paragraph" style:parent-style-name="Standard">
      <style:paragraph-properties fo:text-align="center" style:justify-single-word="false"/>
      <style:text-properties officeooo:rsid="002bb6dc" officeooo:paragraph-rsid="002bb6dc"/>
    </style:style>
    <style:style style:name="P20" style:family="paragraph" style:parent-style-name="Standard">
      <style:paragraph-properties fo:text-align="justify" style:justify-single-word="false"/>
      <style:text-properties officeooo:rsid="002cba11" officeooo:paragraph-rsid="002cba11"/>
    </style:style>
    <style:style style:name="P21" style:family="paragraph" style:parent-style-name="Text_20_body">
      <style:paragraph-properties fo:text-align="justify" style:justify-single-word="false"/>
      <style:text-properties officeooo:paragraph-rsid="00274bf7"/>
    </style:style>
    <style:style style:name="P22" style:family="paragraph" style:parent-style-name="Heading_20_1">
      <style:paragraph-properties fo:text-align="justify" style:justify-single-word="false" fo:break-before="page"/>
      <style:text-properties officeooo:rsid="00274bf7" officeooo:paragraph-rsid="00274bf7"/>
    </style:style>
    <style:style style:name="P23" style:family="paragraph" style:parent-style-name="Standard">
      <style:paragraph-properties fo:text-align="justify" style:justify-single-word="false"/>
      <style:text-properties officeooo:rsid="002e4eb5" officeooo:paragraph-rsid="002cba11"/>
    </style:style>
    <style:style style:name="T1" style:family="text">
      <style:text-properties officeooo:rsid="001b5904"/>
    </style:style>
    <style:style style:name="T2" style:family="text">
      <style:text-properties officeooo:rsid="001d41e2"/>
    </style:style>
    <style:style style:name="T3" style:family="text">
      <style:text-properties officeooo:rsid="001dfbf7"/>
    </style:style>
    <style:style style:name="T4" style:family="text">
      <style:text-properties officeooo:rsid="001e3cf9"/>
    </style:style>
    <style:style style:name="T5" style:family="text">
      <style:text-properties officeooo:rsid="0022372e"/>
    </style:style>
    <style:style style:name="T6" style:family="text">
      <style:text-properties officeooo:rsid="0023f982"/>
    </style:style>
    <style:style style:name="T7" style:family="text">
      <style:text-properties officeooo:rsid="00290b86"/>
    </style:style>
    <style:style style:name="T8" style:family="text">
      <style:text-properties officeooo:rsid="002bfae0"/>
    </style:style>
    <style:style style:name="T9" style:family="text">
      <style:text-properties officeooo:rsid="002e9fbc"/>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Zeitinvarianz des Bremsen, Untersuchen mit Experiment?</text:p>
      <text:p text:style-name="P4">- Lösungsansätze für die Teilschritte und Probleme dabei</text:p>
      <text:p text:style-name="P4">- Modellierung der Teilschritte</text:p>
      <text:p text:style-name="P4"/>
      <text:p text:style-name="P20">Samstag: - Stateflow für Auspringen+LQR</text:p>
      <text:p text:style-name="P20">- Stateflow für Aufpsringen+Trajektorien-Regler+LQR</text:p>
      <text:p text:style-name="P20">- Energieberechnungen vorbereiten/ausdiskutieren, was wollen wir eigentlich? Wie kann der Regler aussehen? Welche Schlüsse kann man aus dem Experiment ziehen, wolche wollen wir gewinnen, was wäre uns recht was unrecht?</text:p>
      <text:p text:style-name="P23"/>
      <text:p text:style-name="P20"/>
      <text:p text:style-name="P20">Sonntag: Energieberechnung auswerten, Regler testen: Aufspringen+LQR, Aufspringen+Trajektorien-Regler+LQR</text:p>
      <text:p text:style-name="P20"/>
      <text:p text:style-name="P20"/>
      <text:p text:style-name="P4"/>
      <text:p text:style-name="P5"/>
      <text:h text:style-name="P22" text:outline-level="1">Einleitung, allgemeine Gedanken</text:h>
      <text:p text:style-name="P5">Mithilfe eines LQR-basierten Reglers kann der Würfel auf seiner Kante balancieren. Allerdings reichen die maximalen Motormomente nicht aus, um das durch die Schwerkraft verursachte Drehmoment zu überwinden, weshalb der Regler den Würfel nicht aus einer ruhenden Position aufrichten kann. Für die Lösung dieses Problems werden die Schwungmassen als Energiespeicher verwendet, wobei deren Impuls mittels einer mechanischen Bremse auf den Würfelkörper übertragen wird. <text:span text:style-name="T1">An dieser Stelle ist ein Steuer- bzw. Regelungskonzept zu entwickeln, um das Aufrichten <text:s/>bzw. Aufspringen des Würfels zu ermöglichen.</text:span></text:p>
      <text:p text:style-name="P5"/>
      <text:p text:style-name="P6">Der Prozess des Aufspringen kann in vier Abschnitte unterteilt werden, um die verschiedenen Problematiken zu separieren. Zunächst wird die Schwungmasse beschleunigt bis die gewünschte Bremsgeschwindigkeit erreicht ist, wobei Probleme in dem Bestimmen der Bremsgeschwindigkeit und Messungenauigkeiten der Motordrehzahl bestehen. Anschließend wird die Bremse geschlossen, wodurch die Bewegung des Würfelkörpers initiiert wird. Die Bremse wird geöffnet sobald die Schwungmasse <text:span text:style-name="T2">zum Stillstand gekommen ist. Im dritten Abschnitt folgt die Bewegung des Würfels in die aufrichte Position, wobei ein Regler genutzt werden kann, um die Trajektorie zu stabilisieren. <text:s/>Zuletzt erreicht der Würfelkörper den Arbeitsbereich der Regelung, welche ihn auf seiner Kante stabilisiert. </text:span></text:p>
      <text:p text:style-name="P6"/>
      <text:p text:style-name="P7">Eine zentrale Frage besteht darin, ob ein Regler benutzt wird, um die Trajektorie zu stabilisieren, und ggf. wie dieser entworfen wird. <text:span text:style-name="T3">Die heuristische Argumentation für den Einsatz eines Reglers stützt sich auf die erhöhte Robustheit des Gesamtsystems. Beispielsweise genügen bereits kleine Mess- oder Modellfehler, um eine falsche Bremsgeschwindigkeit zu verursachen, welche den Würfelkörper nicht in die Ruhelage des Reglers überführt. Der bestehende Regler ermöglicht zwar, dass auch kleine Abweichungen von der optimalen Sprunggeschwindigkeit in die Ruhelage überführt werden können. Allerdings kann nur eine begrenzte Abweichung der Sprunggeschwindigkeit mithilfe des Regler kompensiert werden, weshalb eine Regelung der Aufwärtstrajektorie genutzt werden sollte, um die maximal zulässige Abweichung der Sprunggeschwindigkeit zu maximieren.</text:span></text:p>
      <text:p text:style-name="P8"/>
      <text:p text:style-name="P8">Ebenso muss die Methodik zur Entwicklung, Analyse und Bewertung des Sprungkonzeptes festgelegt werden, wobei grundsätzlich zwischen Empiri<text:span text:style-name="T4">e</text:span> und <text:span text:style-name="T4">Theorie</text:span> <text:span text:style-name="T4">gewählt wird</text:span>. <text:span text:style-name="T4">Für eine theoretische Vorgehensweise spricht, dass mithilfe des Modells eine analytische Aussage über die Stabilität des Systems getroffen wird. Allerdings wird die Notwendigkeit des Aufspringens von der Begrenzung des Motormomentes verursacht, welche nichtlinearer Natur ist. Folglich ist anzunehmen, dass das Aufspringen nur mit einem nichtlinearen Modell beschrieben werden kann, wodurch die mathematische Analyse als nicht triviale Aufgabe einzuordnen ist. Zusätzlich hat sich die Vermutung ergeben, dass auf Grund von Erwärmung und Abnutzung das Bremsen nur als zeitvarianter Prozess modelliert werden kann, wodurch der Aufwand weiter steigt; jedoch ist zu beachten, dass diese Aussage zunächst durch die Ergebnisse eines Experimentes gestützt werden muss.</text:span></text:p>
      <text:p text:style-name="P6"/>
      <text:p text:style-name="P9">Aus regelungstechnischer Sicht sind zwei Aufgaben zu erledigen. Auf der einen Seite muss die Bremsgeschwindigkeit bestimmt werden, um mit möglichst geringen Eingriffen der weiteren Regelung die Ruhelage zu erreichen. Auf der anderen Seite steht der Regler, der die Trajektorie <text:span text:style-name="T5">von Ausgangsposition zu Ruhelage kontrolliert.</text:span></text:p>
      <text:p text:style-name="P9"/>
      <text:p text:style-name="P10">Unter der Annahme, dass es sich bei dem Aufspringen um einen zeitinvarianten Prozess handelt, kann die Bremsgeschwindigkeit mithilfe eines Lernverfahren empirisch ermittelt werden. Zunächst wird eine Ausgangsgeschwindigkeit gewählt, mit welcher das Aufspringen erprobt wird, woraufhin <text:soft-page-break/>die Bresmgeschwindigkeit angepasst wird. <text:span text:style-name="T6">Verbleibt eine Geschwindigkeit des Würfels bei dem Erreichen der aufrechten Position, so muss die Bremsgeschwindigkeit reduziert werden. Umgekehrt muss sie erhöht werden, falls die aufrechte Position nicht erreicht wird. Die Korrektur der Bremsgeschwindigkeit muss in ausreichend kleinen Schritten erfolgen, um zu vermeiden, dass der Lernprozess oszillieren beginnt. </text:span></text:p>
      <text:p text:style-name="P10"/>
      <text:h text:style-name="P22" text:outline-level="1">Vereinfachtes, analytisches Modell</text:h>
      <text:p text:style-name="P11">Zunächst wird ein mathematisches Modell entwickelt, um eine grobe Beschreibung des Prozesses zu liefern und simultan die Schwierigkeiten der theoretischen Vorgehensweise zu demonstrieren. Am Ausgangspunkt der Betrachtung rotiert die Schwungmasse mit der Sprunggeschwindigkeit <draw:frame draw:style-name="fr1" draw:name="Object4" text:anchor-type="as-char" svg:y="-0.217cm" svg:width="0.679cm" svg:height="0.37cm" draw:z-index="0"><draw:object xlink:href="./Object 4" xlink:type="simple" xlink:show="embed" xlink:actuate="onLoad"/><draw:image xlink:href="./ObjectReplacements/Object 4" xlink:type="simple" xlink:show="embed" xlink:actuate="onLoad"/></draw:frame>, <text:span text:style-name="T7">welche multipliziert mit deren Massenträgheitsmoment </text:span><text:span text:style-name="T7"><draw:frame draw:style-name="fr1" draw:name="Object6" text:anchor-type="as-char" svg:y="-0.377cm" svg:width="0.579cm" svg:height="0.531cm" draw:z-index="1"><draw:object xlink:href="./Object 6" xlink:type="simple" xlink:show="embed" xlink:actuate="onLoad"/><draw:image xlink:href="./ObjectReplacements/Object 6" xlink:type="simple" xlink:show="embed" xlink:actuate="onLoad"/></draw:frame></text:span><text:span text:style-name="T7">den Drehimpuls</text:span></text:p>
      <text:p text:style-name="P12"><draw:frame draw:style-name="fr1" draw:name="Object7" text:anchor-type="as-char" svg:y="-0.377cm" svg:width="1.96cm" svg:height="0.531cm" draw:z-index="2"><draw:object xlink:href="./Object 7" xlink:type="simple" xlink:show="embed" xlink:actuate="onLoad"/><draw:image xlink:href="./ObjectReplacements/Object 7" xlink:type="simple" xlink:show="embed" xlink:actuate="onLoad"/></draw:frame></text:p>
      <text:p text:style-name="P14">ergibt. Durch das Abbremsen wird der Drehimpuls der Schwungmasse auf den Würfelkörper übertragen, wobei die Annahme getroffen wird, dass der Impuls <draw:frame draw:style-name="fr1" draw:name="Object8" text:anchor-type="as-char" svg:y="-0.377cm" svg:width="0.644cm" svg:height="0.531cm" draw:z-index="3"><draw:object xlink:href="./Object 8" xlink:type="simple" xlink:show="embed" xlink:actuate="onLoad"/><draw:image xlink:href="./ObjectReplacements/Object 8" xlink:type="simple" xlink:show="embed" xlink:actuate="onLoad"/></draw:frame>ohne Verluste übertragen wird;</text:p>
      <text:p text:style-name="P15"><draw:frame draw:style-name="fr1" draw:name="Object9" text:anchor-type="as-char" svg:y="-0.377cm" svg:width="1.505cm" svg:height="0.531cm" draw:z-index="4"><draw:object xlink:href="./Object 9" xlink:type="simple" xlink:show="embed" xlink:actuate="onLoad"/><draw:image xlink:href="./ObjectReplacements/Object 9" xlink:type="simple" xlink:show="embed" xlink:actuate="onLoad"/></draw:frame>,</text:p>
      <text:p text:style-name="P14">wobei <draw:frame draw:style-name="fr1" draw:name="Object10" text:anchor-type="as-char" svg:y="-0.377cm" svg:width="0.709cm" svg:height="0.531cm" draw:z-index="5"><draw:object xlink:href="./Object 10" xlink:type="simple" xlink:show="embed" xlink:actuate="onLoad"/><draw:image xlink:href="./ObjectReplacements/Object 10" xlink:type="simple" xlink:show="embed" xlink:actuate="onLoad"/></draw:frame>den Drehimpuls des Würfelkörpers nach dem Abbremsen denotiert, und sich aus dem Produkt dessen Winkelgeschwindigkeit <draw:frame draw:style-name="fr1" draw:name="Object11" text:anchor-type="as-char" svg:y="-0.215cm" svg:width="0.744cm" svg:height="0.37cm" draw:z-index="6"><draw:object xlink:href="./Object 11" xlink:type="simple" xlink:show="embed" xlink:actuate="onLoad"/><draw:image xlink:href="./ObjectReplacements/Object 11" xlink:type="simple" xlink:show="embed" xlink:actuate="onLoad"/></draw:frame>und Massenträgheitsmoment <draw:frame draw:style-name="fr1" draw:name="Object12" text:anchor-type="as-char" svg:y="-0.377cm" svg:width="0.646cm" svg:height="0.531cm" draw:z-index="7"><draw:object xlink:href="./Object 12" xlink:type="simple" xlink:show="embed" xlink:actuate="onLoad"/><draw:image xlink:href="./ObjectReplacements/Object 12" xlink:type="simple" xlink:show="embed" xlink:actuate="onLoad"/></draw:frame>ergibt;</text:p>
      <text:p text:style-name="P15"><draw:frame draw:style-name="fr1" draw:name="Object13" text:anchor-type="as-char" svg:y="-0.377cm" svg:width="2.157cm" svg:height="0.531cm" draw:z-index="8"><draw:object xlink:href="./Object 13" xlink:type="simple" xlink:show="embed" xlink:actuate="onLoad"/><draw:image xlink:href="./ObjectReplacements/Object 13" xlink:type="simple" xlink:show="embed" xlink:actuate="onLoad"/></draw:frame>.</text:p>
      <text:p text:style-name="P16">Um die Systemdynamik nach dem Abbremsen der Schwungmasse zu beschreiben, wird der Energieerhaltungssatz angewandt, wobei die Annahme getroffen wird, dass keinerlei Energieverluste in Form von Reibung oder Ähnlichem auftreten. Unmittelbar nach dem Bremsen besitzt die kinetische Energieerhalt</text:p>
      <text:p text:style-name="P17"><draw:frame draw:style-name="fr1" draw:name="Object14" text:anchor-type="as-char" svg:y="-0.78cm" svg:width="5.278cm" svg:height="1.277cm" draw:z-index="9"><draw:object xlink:href="./Object 14" xlink:type="simple" xlink:show="embed" xlink:actuate="onLoad"/><draw:image xlink:href="./ObjectReplacements/Object 14" xlink:type="simple" xlink:show="embed" xlink:actuate="onLoad"/></draw:frame>,</text:p>
      <text:p text:style-name="P16">welche anschließend in die potentielle Energie<draw:frame draw:style-name="fr1" draw:name="Object15" text:anchor-type="as-char" svg:y="-0.377cm" svg:width="0.674cm" svg:height="0.533cm" draw:z-index="10"><draw:object xlink:href="./Object 15" xlink:type="simple" xlink:show="embed" xlink:actuate="onLoad"/><draw:image xlink:href="./ObjectReplacements/Object 15" xlink:type="simple" xlink:show="embed" xlink:actuate="onLoad"/></draw:frame>überführt wird, wobei die Ausgangsposition als Nullpotential definiert wird. Angenommen, dass der Würfel den <text:s/>Punkt bei <draw:frame draw:style-name="fr1" draw:name="Object16" text:anchor-type="as-char" svg:y="-0.377cm" svg:width="1.046cm" svg:height="0.483cm" draw:z-index="11"><draw:object xlink:href="./Object 16" xlink:type="simple" xlink:show="embed" xlink:actuate="onLoad"/><draw:image xlink:href="./ObjectReplacements/Object 16" xlink:type="simple" xlink:show="embed" xlink:actuate="onLoad"/></draw:frame>nicht überschreitet, so wurde an dem höchsten Punkt der Trajektorie, der von <draw:frame draw:style-name="fr1" draw:name="Object17" text:anchor-type="as-char" svg:y="-0.326cm" svg:width="0.534cm" svg:height="0.432cm" draw:z-index="12"><draw:object xlink:href="./Object 17" xlink:type="simple" xlink:show="embed" xlink:actuate="onLoad"/><draw:image xlink:href="./ObjectReplacements/Object 17" xlink:type="simple" xlink:show="embed" xlink:actuate="onLoad"/></draw:frame>denotiert wird, die kinetische Energie vollständig in potentielle überführt;</text:p>
      <text:p text:style-name="P17"><draw:frame draw:style-name="fr1" draw:name="Object18" text:anchor-type="as-char" svg:y="-0.377cm" svg:width="1.533cm" svg:height="0.531cm" draw:z-index="13"><draw:object xlink:href="./Object 18" xlink:type="simple" xlink:show="embed" xlink:actuate="onLoad"/><draw:image xlink:href="./ObjectReplacements/Object 18" xlink:type="simple" xlink:show="embed" xlink:actuate="onLoad"/></draw:frame>.</text:p>
      <text:p text:style-name="P18">Aus dem Energiegleichgewicht kann der Zusammenhang zwischen der Sprunggeschwindigkeit <draw:frame draw:style-name="fr1" draw:name="Object19" text:anchor-type="as-char" svg:y="-0.215cm" svg:width="0.677cm" svg:height="0.37cm" draw:z-index="14"><draw:object xlink:href="./Object 19" xlink:type="simple" xlink:show="embed" xlink:actuate="onLoad"/><draw:image xlink:href="./ObjectReplacements/Object 19" xlink:type="simple" xlink:show="embed" xlink:actuate="onLoad"/></draw:frame>und dem daraus erreichten Winkel <draw:frame draw:style-name="fr1" draw:name="Object20" text:anchor-type="as-char" svg:y="-0.326cm" svg:width="0.534cm" svg:height="0.432cm" draw:z-index="15"><draw:object xlink:href="./Object 20" xlink:type="simple" xlink:show="embed" xlink:actuate="onLoad"/><draw:image xlink:href="./ObjectReplacements/Object 20" xlink:type="simple" xlink:show="embed" xlink:actuate="onLoad"/></draw:frame>hergestellt werden, wobei für die potentielle Energie </text:p>
      <text:p text:style-name="P19"><draw:frame draw:style-name="fr1" draw:name="Object21" text:anchor-type="as-char" svg:y="-0.377cm" svg:width="3.23cm" svg:height="0.531cm" draw:z-index="16"><draw:object xlink:href="./Object 21" xlink:type="simple" xlink:show="embed" xlink:actuate="onLoad"/><draw:image xlink:href="./ObjectReplacements/Object 21" xlink:type="simple" xlink:show="embed" xlink:actuate="onLoad"/></draw:frame></text:p>
      <text:p text:style-name="P18">gilt. Durch die Substitution von Gleichung E_P in E_K=E_P folgt</text:p>
      <text:p text:style-name="P19">….</text:p>
      <text:p text:style-name="P14"/>
      <text:p text:style-name="P13"/>
      <text:p text:style-name="P1"/>
      <text:p text:style-name="P2">Bei dem Entwurf des Modells wurden zwei Annahmen getroffen, die sich kaum verteidigen lassen. <text:span text:style-name="T8">Zunächst</text:span> w<text:span text:style-name="T8">urde</text:span> der Impuls der Schwungmasse vor dem Bremsen gleich des Würfelimpulses nach dem Bremsen gesetzt. Eine präzisere Formulierung wird durch die Einführung einer Stoßzahl <draw:frame draw:style-name="fr1" draw:name="Object1" text:anchor-type="as-char" svg:y="-0.208cm" svg:width="0.457cm" svg:height="0.316cm" draw:z-index="17"><draw:object xlink:href="./Object 1" xlink:type="simple" xlink:show="embed" xlink:actuate="onLoad"/><draw:image xlink:href="./ObjectReplacements/Object 1" xlink:type="simple" xlink:show="embed" xlink:actuate="onLoad"/></draw:frame>erreicht, welche die Impulsverluste in der Form</text:p>
      <text:p text:style-name="P3"><draw:frame draw:style-name="fr1" draw:name="Object2" text:anchor-type="as-char" svg:y="-0.377cm" svg:width="1.857cm" svg:height="0.531cm" draw:z-index="18"><draw:object xlink:href="./Object 2" xlink:type="simple" xlink:show="embed" xlink:actuate="onLoad"/><draw:image xlink:href="./ObjectReplacements/Object 2" xlink:type="simple" xlink:show="embed" xlink:actuate="onLoad"/></draw:frame></text:p>
      <text:p text:style-name="P2">beschreibt. Die Problematik dieses Modellansatzes liegt darin, dass die Stoßzahl nicht theoretisch bestimmt werden kann. <text:span text:style-name="T8">Ebenso wurde angenommen, dass während der Aufwärtsbewegung des Würfels keine Energieverluste auftreten. Die in der Realität auftretenden Verluste können zwar in dem Modell beachtet werden, allerdings können sie kaum theoretisch definiert werden.</text:span></text:p>
      <text:h text:style-name="P22" text:outline-level="1">Experimenteller Modell- und Reglerentwurf</text:h>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7T09:39:20.280000000</meta:creation-date>
    <meta:generator>LibreOffice/5.2.7.2$Windows_x86 LibreOffice_project/2b7f1e640c46ceb28adf43ee075a6e8b8439ed10</meta:generator>
    <dc:date>2017-07-22T22:25:25.217000000</dc:date>
    <meta:editing-duration>PT12H3M11S</meta:editing-duration>
    <meta:editing-cycles>13</meta:editing-cycles>
    <meta:document-statistic meta:table-count="0" meta:image-count="0" meta:object-count="19" meta:page-count="5" meta:paragraph-count="33" meta:word-count="909" meta:character-count="7035" meta:non-whitespace-character-count="6150"/>
  </office:meta>
</office:document-meta>
</file>

<file path=Object 1/content.xml><?xml version="1.0" encoding="utf-8"?>
<math xmlns="http://www.w3.org/1998/Math/MathML" display="block">
  <semantics>
    <mi mathvariant="normal">μ</mi>
    <annotation encoding="StarMath 5.0">%mu</annotation>
  </semantics>
</math>
</file>

<file path=Object 10/content.xml><?xml version="1.0" encoding="utf-8"?>
<math xmlns="http://www.w3.org/1998/Math/MathML" display="block">
  <semantics>
    <msub>
      <mi>p</mi>
      <mi>W</mi>
    </msub>
    <annotation encoding="StarMath 5.0">p_W</annotation>
  </semantics>
</math>
</file>

<file path=Object 11/content.xml><?xml version="1.0" encoding="utf-8"?>
<math xmlns="http://www.w3.org/1998/Math/MathML" display="block">
  <semantics>
    <msub>
      <mi mathvariant="normal">ω</mi>
      <mi>W</mi>
    </msub>
    <annotation encoding="StarMath 5.0">%omega_W</annotation>
  </semantics>
</math>
</file>

<file path=Object 12/content.xml><?xml version="1.0" encoding="utf-8"?>
<math xmlns="http://www.w3.org/1998/Math/MathML" display="block">
  <semantics>
    <msub>
      <mi>I</mi>
      <mi>W</mi>
    </msub>
    <annotation encoding="StarMath 5.0">I_W</annotation>
  </semantics>
</math>
</file>

<file path=Object 13/content.xml><?xml version="1.0" encoding="utf-8"?>
<math xmlns="http://www.w3.org/1998/Math/MathML" display="block">
  <semantics>
    <mrow>
      <msub>
        <mi>p</mi>
        <mi>W</mi>
      </msub>
      <mo stretchy="false">=</mo>
      <mrow>
        <msub>
          <mi>I</mi>
          <mi>W</mi>
        </msub>
        <mo stretchy="false">⋅</mo>
        <msub>
          <mi mathvariant="normal">ω</mi>
          <mi>W</mi>
        </msub>
      </mrow>
    </mrow>
    <annotation encoding="StarMath 5.0">p_W = I_W cdot %omega_W</annotation>
  </semantics>
</math>
</file>

<file path=Object 14/content.xml><?xml version="1.0" encoding="utf-8"?>
<math xmlns="http://www.w3.org/1998/Math/MathML" display="block">
  <semantics>
    <mrow>
      <mrow>
        <msub>
          <mi>E</mi>
          <mi>K</mi>
        </msub>
        <mo stretchy="false">=</mo>
        <mfrac>
          <mn>1</mn>
          <mn>2</mn>
        </mfrac>
      </mrow>
      <mrow>
        <mrow>
          <msub>
            <mi>I</mi>
            <mi>W</mi>
          </msub>
          <mo stretchy="false">⋅</mo>
          <msubsup>
            <mi mathvariant="normal">ω</mi>
            <mi>W</mi>
            <mn>2</mn>
          </msubsup>
        </mrow>
        <mo stretchy="false">=</mo>
        <mfrac>
          <mn>1</mn>
          <mn>2</mn>
        </mfrac>
      </mrow>
      <mrow>
        <msub>
          <mi>I</mi>
          <mi>W</mi>
        </msub>
        <mo stretchy="false">⋅</mo>
        <msup>
          <mrow>
            <mo fence="true" stretchy="true">(</mo>
            <mrow>
              <mrow>
                <mfrac>
                  <msub>
                    <mi>I</mi>
                    <mi>R</mi>
                  </msub>
                  <msub>
                    <mi>I</mi>
                    <mi>W</mi>
                  </msub>
                </mfrac>
                <msub>
                  <mi mathvariant="normal">ω</mi>
                  <mi>R</mi>
                </msub>
              </mrow>
            </mrow>
            <mo fence="true" stretchy="true">)</mo>
          </mrow>
          <mn>2</mn>
        </msup>
      </mrow>
    </mrow>
    <annotation encoding="StarMath 5.0">E_K = 1 over 2 I_W cdot %omega_W^2 = 1 over 2 I_W cdot left ( I_R over I_W %omega_R right )^2 </annotation>
  </semantics>
</math>
</file>

<file path=Object 15/content.xml><?xml version="1.0" encoding="utf-8"?>
<math xmlns="http://www.w3.org/1998/Math/MathML" display="block">
  <semantics>
    <msub>
      <mi>E</mi>
      <mi>P</mi>
    </msub>
    <annotation encoding="StarMath 5.0">E_P</annotation>
  </semantics>
</math>
</file>

<file path=Object 16/content.xml><?xml version="1.0" encoding="utf-8"?>
<math xmlns="http://www.w3.org/1998/Math/MathML" display="block">
  <semantics>
    <mrow>
      <mi mathvariant="normal">φ</mi>
      <mo stretchy="false">=</mo>
      <mn>0</mn>
    </mrow>
    <annotation encoding="StarMath 5.0">%varphi = 0</annotation>
  </semantics>
</math>
</file>

<file path=Object 17/content.xml><?xml version="1.0" encoding="utf-8"?>
<math xmlns="http://www.w3.org/1998/Math/MathML" display="block">
  <semantics>
    <mover accent="true">
      <mi mathvariant="normal">φ</mi>
      <mo stretchy="false">~</mo>
    </mover>
    <annotation encoding="StarMath 5.0">tilde %varphi</annotation>
  </semantics>
</math>
</file>

<file path=Object 18/content.xml><?xml version="1.0" encoding="utf-8"?>
<math xmlns="http://www.w3.org/1998/Math/MathML" display="block">
  <semantics>
    <mrow>
      <msub>
        <mi>E</mi>
        <mi>K</mi>
      </msub>
      <mo stretchy="false">=</mo>
      <msub>
        <mi>E</mi>
        <mi>P</mi>
      </msub>
    </mrow>
    <annotation encoding="StarMath 5.0">E_K = E_P</annotation>
  </semantics>
</math>
</file>

<file path=Object 19/content.xml><?xml version="1.0" encoding="utf-8"?>
<math xmlns="http://www.w3.org/1998/Math/MathML" display="block">
  <semantics>
    <msub>
      <mi mathvariant="normal">ω</mi>
      <mi>R</mi>
    </msub>
    <annotation encoding="StarMath 5.0">%omega_R</annotation>
  </semantics>
</math>
</file>

<file path=Object 2/content.xml><?xml version="1.0" encoding="utf-8"?>
<math xmlns="http://www.w3.org/1998/Math/MathML" display="block">
  <semantics>
    <mrow>
      <msub>
        <mi>p</mi>
        <mi>W</mi>
      </msub>
      <mo stretchy="false">=</mo>
      <mrow>
        <mi mathvariant="normal">μ</mi>
        <mo stretchy="false">⋅</mo>
        <msub>
          <mi>p</mi>
          <mi>R</mi>
        </msub>
      </mrow>
    </mrow>
    <annotation encoding="StarMath 5.0">p_W = %mu cdot p_R</annotation>
  </semantics>
</math>
</file>

<file path=Object 20/content.xml><?xml version="1.0" encoding="utf-8"?>
<math xmlns="http://www.w3.org/1998/Math/MathML" display="block">
  <semantics>
    <mover accent="true">
      <mi mathvariant="normal">φ</mi>
      <mo stretchy="false">~</mo>
    </mover>
    <annotation encoding="StarMath 5.0">tilde %varphi</annotation>
  </semantics>
</math>
</file>

<file path=Object 21/content.xml><?xml version="1.0" encoding="utf-8"?>
<math xmlns="http://www.w3.org/1998/Math/MathML" display="block">
  <semantics>
    <mrow>
      <mrow>
        <msub>
          <mi>E</mi>
          <mi>P</mi>
        </msub>
        <mo stretchy="false">=</mo>
        <mrow>
          <mi>m</mi>
          <mo stretchy="false">⋅</mo>
          <mi>l</mi>
          <mo stretchy="false">⋅</mo>
          <mi>g</mi>
          <mo stretchy="false">⋅</mo>
          <mi>cos</mi>
        </mrow>
      </mrow>
      <mrow>
        <mo fence="true" stretchy="false">(</mo>
        <mrow>
          <mi mathvariant="normal">φ</mi>
        </mrow>
        <mo fence="true" stretchy="false">)</mo>
      </mrow>
    </mrow>
    <annotation encoding="StarMath 5.0">E_P = m cdot l cdot g cdot cos( %varphi )</annotation>
  </semantics>
</math>
</file>

<file path=Object 4/content.xml><?xml version="1.0" encoding="utf-8"?>
<math xmlns="http://www.w3.org/1998/Math/MathML" display="block">
  <semantics>
    <msub>
      <mi mathvariant="normal">ω</mi>
      <mi>R</mi>
    </msub>
    <annotation encoding="StarMath 5.0">%omega_R</annotation>
  </semantics>
</math>
</file>

<file path=Object 6/content.xml><?xml version="1.0" encoding="utf-8"?>
<math xmlns="http://www.w3.org/1998/Math/MathML" display="block">
  <semantics>
    <msub>
      <mi>I</mi>
      <mi>R</mi>
    </msub>
    <annotation encoding="StarMath 5.0">I_R</annotation>
  </semantics>
</math>
</file>

<file path=Object 7/content.xml><?xml version="1.0" encoding="utf-8"?>
<math xmlns="http://www.w3.org/1998/Math/MathML" display="block">
  <semantics>
    <mrow>
      <msub>
        <mi>p</mi>
        <mi>R</mi>
      </msub>
      <mo stretchy="false">=</mo>
      <mrow>
        <msub>
          <mi>I</mi>
          <mi>R</mi>
        </msub>
        <mo stretchy="false">⋅</mo>
        <msub>
          <mi mathvariant="normal">ω</mi>
          <mi>R</mi>
        </msub>
      </mrow>
    </mrow>
    <annotation encoding="StarMath 5.0">p_R = I_R cdot %omega_R</annotation>
  </semantics>
</math>
</file>

<file path=Object 8/content.xml><?xml version="1.0" encoding="utf-8"?>
<math xmlns="http://www.w3.org/1998/Math/MathML" display="block">
  <semantics>
    <msub>
      <mi>p</mi>
      <mi>R</mi>
    </msub>
    <annotation encoding="StarMath 5.0">p_R</annotation>
  </semantics>
</math>
</file>

<file path=Object 9/content.xml><?xml version="1.0" encoding="utf-8"?>
<math xmlns="http://www.w3.org/1998/Math/MathML" display="block">
  <semantics>
    <mrow>
      <msub>
        <mi>p</mi>
        <mi>R</mi>
      </msub>
      <mo stretchy="false">=</mo>
      <msub>
        <mi>p</mi>
        <mi>W</mi>
      </msub>
    </mrow>
    <annotation encoding="StarMath 5.0">p_R = p_W</annotation>
  </semantics>
</math>
</file>